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E000000D8ADFC8B93907B0274.png" manifest:media-type="image/png"/>
  <manifest:file-entry manifest:full-path="Pictures/10000201000000E1000000E16C8C1A47382309E0.png" manifest:media-type="image/png"/>
  <manifest:file-entry manifest:full-path="Pictures/10000201000000C8000000C8958FADD08DFE5B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greyscale" draw:luminance="0%" draw:contrast="4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343534" draw:marker-start-width="0.437cm" draw:marker-end-width="0.437cm" svg:stroke-opacity="100%" draw:fill="none" draw:opacity="49%" draw:textarea-vertical-align="middle" fo:padding-top="0.203cm" fo:padding-bottom="0.203cm" fo:padding-left="0.328cm" fo:padding-right="0.328cm"/>
    </style:style>
    <style:style style:name="gr4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106cm" svg:stroke-color="#343534" draw:marker-start-width="0.359cm" draw:marker-end-width="0.359cm" draw:fill-color="#000000" draw:opacity="0%" draw:textarea-horizontal-align="justify" draw:textarea-vertical-align="middle" draw:auto-grow-height="false" fo:min-height="1.732cm" fo:min-width="1.784cm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49%"/>
      <style:paragraph-properties fo:text-align="center"/>
    </style:style>
    <style:style style:name="P3" style:family="paragraph">
      <loext:graphic-properties draw:fill-color="#000000" draw:opacity="0%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952cm" svg:height="5.952cm" svg:x="4.701cm" svg:y="9.23cm">
          <draw:image xlink:href="Pictures/10000201000000E1000000E16C8C1A47382309E0.png" xlink:type="simple" xlink:show="embed" xlink:actuate="onLoad">
            <text:p/>
          </draw:image>
        </draw:frame>
        <draw:frame draw:style-name="gr2" draw:text-style-name="P1" draw:layer="layout" svg:width="5.291cm" svg:height="5.291cm" svg:x="5.065cm" svg:y="1.054cm">
          <draw:image xlink:href="Pictures/10000201000000C8000000C8958FADD08DFE5BB2.png" xlink:type="simple" xlink:show="embed" xlink:actuate="onLoad">
            <text:p/>
          </draw:image>
        </draw:frame>
        <draw:line draw:style-name="gr3" draw:text-style-name="P2" draw:layer="layout" svg:x1="9.278cm" svg:y1="7.765cm" svg:x2="13.728cm" svg:y2="7.361cm">
          <text:p/>
        </draw:line>
        <draw:line draw:style-name="gr3" draw:text-style-name="P2" draw:layer="layout" svg:x1="15.315cm" svg:y1="4.617cm" svg:x2="13.666cm" svg:y2="7.401cm">
          <text:p/>
        </draw:line>
        <draw:line draw:style-name="gr3" draw:text-style-name="P2" draw:layer="layout" svg:x1="9.231cm" svg:y1="8.612cm" svg:x2="12.788cm" svg:y2="10.713cm">
          <text:p/>
        </draw:line>
        <draw:line draw:style-name="gr3" draw:text-style-name="P2" draw:layer="layout" svg:x1="13.202cm" svg:y1="12.846cm" svg:x2="12.752cm" svg:y2="10.661cm">
          <text:p/>
        </draw:line>
        <draw:line draw:style-name="gr3" draw:text-style-name="P2" draw:layer="layout" svg:x1="9.198cm" svg:y1="6.804cm" svg:x2="12.603cm" svg:y2="4.679cm">
          <text:p/>
        </draw:line>
        <draw:line draw:style-name="gr3" draw:text-style-name="P2" draw:layer="layout" svg:x1="13.046cm" svg:y1="2.494cm" svg:x2="12.569cm" svg:y2="4.739cm">
          <text:p/>
        </draw:line>
        <draw:line draw:style-name="gr3" draw:text-style-name="P2" draw:layer="layout" svg:x1="6.107cm" svg:y1="6.797cm" svg:x2="2.797cm" svg:y2="4.679cm">
          <text:p/>
        </draw:line>
        <draw:line draw:style-name="gr3" draw:text-style-name="P2" draw:layer="layout" svg:x1="2.354cm" svg:y1="2.494cm" svg:x2="2.831cm" svg:y2="4.739cm">
          <text:p/>
        </draw:line>
        <draw:line draw:style-name="gr3" draw:text-style-name="P2" draw:layer="layout" svg:x1="6.148cm" svg:y1="8.632cm" svg:x2="2.612cm" svg:y2="10.713cm">
          <text:p/>
        </draw:line>
        <draw:line draw:style-name="gr3" draw:text-style-name="P2" draw:layer="layout" svg:x1="2.198cm" svg:y1="12.846cm" svg:x2="2.648cm" svg:y2="10.661cm">
          <text:p/>
        </draw:line>
        <draw:line draw:style-name="gr3" draw:text-style-name="P2" draw:layer="layout" svg:x1="6.123cm" svg:y1="7.765cm" svg:x2="1.919cm" svg:y2="7.361cm">
          <text:p/>
        </draw:line>
        <draw:line draw:style-name="gr3" draw:text-style-name="P2" draw:layer="layout" svg:x1="0.42cm" svg:y1="4.617cm" svg:x2="1.978cm" svg:y2="7.401cm">
          <text:p/>
        </draw:line>
        <draw:frame draw:style-name="gr4" draw:text-style-name="P1" draw:layer="layout" svg:width="3.358cm" svg:height="3.818cm" draw:transform="rotate (-3.14159265358979) translate (9.388cm 9.631cm)">
          <draw:image xlink:href="Pictures/10000201000000BE000000D8ADFC8B93907B0274.png" xlink:type="simple" xlink:show="embed" xlink:actuate="onLoad">
            <text:p/>
          </draw:image>
        </draw:frame>
        <draw:custom-shape draw:style-name="gr5" draw:text-style-name="P3" draw:layer="layout" svg:width="3.632cm" svg:height="3.152cm" draw:transform="rotate (1.5707963267949) translate (6.102cm 9.52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48cm" fo:page-height="15.74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02:16:31.672275387</meta:creation-date>
    <dc:date>2020-03-02T03:06:59.776169365</dc:date>
    <meta:editing-duration>PT8M6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